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itlu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Fontdeparagrafimplicit" style:family="text">
      <style:text-properties fo:font-weight="bold" style:font-weight-asian="bold" style:font-weight-complex="bold"/>
    </style:style>
    <style:style style:name="T4" style:parent-style-name="Fontdeparagrafimplicit" style:family="text">
      <style:text-properties fo:font-weight="bold" style:font-weight-asian="bold" style:font-weight-complex="bold"/>
    </style:style>
    <style:style style:name="T5" style:parent-style-name="Fontdeparagrafimplicit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2.5118in" style:use-optimal-column-width="false"/>
    </style:style>
    <style:style style:name="TableColumn8" style:family="table-column">
      <style:table-column-properties style:column-width="5.0631in" style:use-optimal-column-width="false"/>
    </style:style>
    <style:style style:name="Table6" style:family="table">
      <style:table-properties style:width="7.575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justify" fo:margin-bottom="0in" fo:line-height="100%"/>
    </style:style>
    <style:style style:name="T12" style:parent-style-name="Fontdeparagrafimplicit" style:family="text"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 fo:line-height="100%"/>
    </style:style>
    <style:style style:name="T20" style:parent-style-name="Fontdeparagrafimplicit" style:family="text"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justify" fo:margin-bottom="0in" fo:line-height="100%"/>
    </style:style>
    <style:style style:name="T28" style:parent-style-name="Fontdeparagrafimplici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Fontdeparagrafimplici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Fontdeparagrafimplici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Fontdeparagrafimplici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Fontdeparagrafimplici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 fo:margin-bottom="0in" fo:line-height="100%"/>
    </style:style>
    <style:style style:name="T57" style:parent-style-name="Fontdeparagrafimplici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Fontdeparagrafimplici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</style:style>
    <style:style style:name="T67" style:parent-style-name="Fontdeparagrafimplici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Fontdeparagrafimplici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Lab 5 – Code Review Template</text:p>
      <text:p text:style-name="Standard">Reviewer Name:<text:s/></text:p>
      <text:p text:style-name="Standard">Reviewer Group: 212/2</text:p>
      <text:p text:style-name="Standard">Initial C application was created by (Name/Group):<text:s/></text:p>
      <text:p text:style-name="P2"><text:span text:style-name="T3">Please fill in the following table using<text:s/></text:span><text:bookmark-start text:name="_Int_5iRsDbln"/><text:span text:style-name="T4">appropriate</text:span><text:bookmark-end text:name="_Int_5iRsDbln"/><text:span text:style-name="T5">, complete data: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List of application functionalities that are missing, are incomplete or buggy.</text:span></text:p>
            <text:p text:style-name="P13"/>
            <text:p text:style-name="P14"/>
          </table:table-cell>
          <table:table-cell table:style-name="TableCell15">
            <text:p text:style-name="P16">None</text:p>
          </table:table-cell>
        </table:table-row>
        <table:table-row table:style-name="TableRow17">
          <table:table-cell table:style-name="TableCell18">
            <text:p text:style-name="P19"><text:span text:style-name="T20">List of program functions (except UI) that are not covered by tests.</text:span></text:p>
            <text:p text:style-name="P21"/>
            <text:p text:style-name="P22"/>
          </table:table-cell>
          <table:table-cell table:style-name="TableCell23">
            <text:p text:style-name="P24">All</text:p>
          </table:table-cell>
        </table:table-row>
        <table:table-row table:style-name="TableRow25">
          <table:table-cell table:style-name="TableCell26">
            <text:p text:style-name="P27"><text:span text:style-name="T28">List of program functions lacking specification.</text:span></text:p>
            <text:p text:style-name="P29"/>
            <text:p text:style-name="P30"/>
          </table:table-cell>
          <table:table-cell table:style-name="TableCell31">
            <text:p text:style-name="P32">None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Yes, the architecture is well structured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Yes, the architecture is well structured</text:p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Does the application handle memory correctly (all memory is deallocated, no dangling pointers etc.).</text:span></text:p>
            <text:p text:style-name="P58"/>
            <text:p text:style-name="P59"><text:span text:style-name="T60">Please detail…</text:span></text:p>
            <text:p text:style-name="P61"/>
          </table:table-cell>
          <table:table-cell table:style-name="TableCell62">
            <text:p text:style-name="P63">Yes there are no memory leaks</text:p>
          </table:table-cell>
        </table:table-row>
        <table:table-row table:style-name="TableRow64">
          <table:table-cell table:style-name="TableCell65">
            <text:p text:style-name="P66"><text:span text:style-name="T67">List those functions that are 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I understood all the functions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Replace all scanf with scanf_s and strcpy with strcpy_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deparagrafimplicit" style:display-name="Font de paragraf implic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ă" style:display-name="Listă" style:family="paragraph" style:parent-style-name="Textbody">
      <style:text-properties style:font-name-complex="Mangal"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u" style:display-name="Titlu" style:family="paragraph" style:parent-style-name="Standard" style:next-style-name="Subtitlu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u" style:display-name="Subtitlu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Fontdeparagrafimplici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RAUL-ANDREI PUȘCAȘ</dc:creator>
    <meta:creation-date>2024-04-10T15:55:00Z</meta:creation-date>
    <dc:date>2024-04-10T15:55:00Z</dc:date>
    <meta:template xlink:href="Normal.dotm" xlink:type="simple"/>
    <meta:editing-cycles>17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0" meta:character-count="1142" meta:row-count="8" meta:non-whitespace-character-count="974"/>
  </office:meta>
</office:document-meta>
</file>